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ingResultHandlerTests.printHandle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intingResultHandler.TestPrintingRes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ingResultHandlerTests.assertValue( String heading , String label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ingResultHandlerTests.flashMap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ingResultHandlerTests.printHand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ntingResultHandlerTests.fl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ntingResultHandlerTests.printResponseWith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ntingResultHandlerTests.printRequestWithou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ingResultHandlerTests.pri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ingResultHandlerTests.isAsync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ingResultHandlerTests.modelAndView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ntingResultHandlerTests.printRequestWithou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intingResultHandlerTests.prin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rintingResultHandlerTests.resolvedExceptio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ingResultHandlerTests.printResponseWithDefaul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ingResultHandlerTests.modelAn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ResultValuePrinter.printHeading( String hea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ingResultHandlerTests.printRequestWith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esultValuePrinter.printValue( String label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ingResultHandlerTests.printRequestWithEmptySession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intingResultHandlerTests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PrintingResultHandler.getPr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ingResultHandlerTests.prin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intingResultHandlerTests.resolv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